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shapes>
          <draw:frame draw:z-index="0" draw:style-name="gr1" draw:text-style-name="P1" svg:width="6.2988in" svg:height="3.5429in" svg:x="2.1646in" svg:y="0.5205in">
            <draw:object draw:notify-on-update-of-ranges="normal.A2:normal.A27 normal.B1:normal.B1 normal.B2:normal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.07" calcext:value-type="float">
            <text:p>0.07</text:p>
          </table:table-cell>
        </table:table-row>
      </table:table>
      <table:table table:name="t0" table:style-name="ta1">
        <table:shapes>
          <draw:frame draw:z-index="0" draw:style-name="gr1" draw:text-style-name="P1" svg:width="6.2988in" svg:height="3.5429in" svg:x="2.2295in" svg:y="0.3114in">
            <draw:object draw:notify-on-update-of-ranges="t0.A1:t0.A26 t0.B1:t0.B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.22" calcext:value-type="float">
            <text:p>8.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.48" calcext:value-type="float">
            <text:p>5.48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.07" calcext:value-type="float">
            <text:p>15.07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.22" calcext:value-type="float">
            <text:p>8.2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22" calcext:value-type="float">
            <text:p>8.2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9.59" calcext:value-type="float">
            <text:p>9.5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.11" calcext:value-type="float">
            <text:p>4.11</text:p>
          </table:table-cell>
          <table:table-cell>
            <draw:frame draw:z-index="1" draw:style-name="gr1" draw:text-style-name="P1" svg:width="6.2988in" svg:height="3.5429in" svg:x="0.472in" svg:y="0.0075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74" calcext:value-type="float">
            <text:p>2.74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1" table:style-name="ta1">
        <table:shapes>
          <draw:frame draw:z-index="0" draw:style-name="gr1" draw:text-style-name="P1" svg:width="6.2988in" svg:height="3.5429in" svg:x="2.2295in" svg:y="0.3114in">
            <draw:object draw:notify-on-update-of-ranges="t1.A1:t1.A26 t1.B1: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.48" calcext:value-type="float">
            <text:p>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48" calcext:value-type="float">
            <text:p>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48" calcext:value-type="float">
            <text:p>5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37" calcext:value-type="float">
            <text:p>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59" calcext:value-type="float">
            <text:p>9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37" calcext:value-type="float">
            <text:p>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9.59" calcext:value-type="float">
            <text:p>9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07" calcext:value-type="float">
            <text:p>15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4" calcext:value-type="float">
            <text:p>2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.85" calcext:value-type="float">
            <text:p>6.85</text:p>
          </table:table-cell>
          <table:table-cell table:number-columns-repeated="3"/>
          <table:table-cell>
            <draw:frame draw:z-index="1" draw:style-name="gr1" draw:text-style-name="P1" svg:width="6.2988in" svg:height="3.5429in" svg:x="0.6953in" svg:y="0.1705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.37" calcext:value-type="float">
            <text:p>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</table:table>
      <table:table table:name="t2" table:style-name="ta1">
        <table:shapes>
          <draw:frame draw:z-index="0" draw:style-name="gr1" draw:text-style-name="P1" svg:width="6.2988in" svg:height="3.5429in" svg:x="2.2295in" svg:y="0.3114in">
            <draw:object draw:notify-on-update-of-ranges="t2.A1:t2.A26 t2.B1:t2.B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.89" calcext:value-type="float">
            <text:p>1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0.83" calcext:value-type="float">
            <text:p>2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.17" calcext:value-type="float">
            <text:p>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94" calcext:value-type="float">
            <text:p>6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94" calcext:value-type="float">
            <text:p>6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.56" calcext:value-type="float">
            <text:p>5.56</text:p>
          </table:table-cell>
          <table:table-cell/>
          <table:table-cell>
            <draw:frame draw:z-index="1" draw:style-name="gr1" draw:text-style-name="P1" svg:width="6.2988in" svg:height="3.5429in" svg:x="0.2724in" svg:y="0.1461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.17" calcext:value-type="float">
            <text:p>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</table:table>
      <table:table table:name="t3" table:style-name="ta1">
        <table:shapes>
          <draw:frame draw:z-index="0" draw:style-name="gr1" draw:text-style-name="P1" svg:width="6.2988in" svg:height="3.5429in" svg:x="2.2295in" svg:y="0.3114in">
            <draw:object draw:notify-on-update-of-ranges="t3.A1:t3.A26 t3.B1:t3.B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.89" calcext:value-type="float">
            <text:p>13.8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8" calcext:value-type="float">
            <text:p>2.7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89" calcext:value-type="float">
            <text:p>13.89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.33" calcext:value-type="float">
            <text:p>8.3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.78" calcext:value-type="float">
            <text:p>2.78</text:p>
          </table:table-cell>
          <table:table-cell>
            <draw:frame draw:z-index="1" draw:style-name="gr1" draw:text-style-name="P1" svg:width="6.2988in" svg:height="3.5429in" svg:x="0.6299in" svg:y="0.1358in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t4" table:style-name="ta1">
        <table:shapes>
          <draw:frame draw:z-index="0" draw:style-name="gr1" draw:text-style-name="P1" svg:width="6.2988in" svg:height="3.5429in" svg:x="2.2295in" svg:y="0.3114in">
            <draw:object draw:notify-on-update-of-ranges="t4.A1:t4.A26 t4.B1:t4.B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.11" calcext:value-type="float">
            <text:p>1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11" calcext:value-type="float">
            <text:p>1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8" calcext:value-type="float">
            <text:p>2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.78" calcext:value-type="float">
            <text:p>2.78</text:p>
          </table:table-cell>
          <table:table-cell table:number-columns-repeated="3"/>
          <table:table-cell>
            <draw:frame draw:z-index="1" draw:style-name="gr1" draw:text-style-name="P1" svg:width="6.2988in" svg:height="3.5429in" svg:x="0.7157in" svg:y="0.0173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.33" calcext:value-type="float">
            <text:p>8.33</text:p>
          </table:table-cell>
          <table:table-cell table:number-columns-repeated="4"/>
        </table:table-row>
      </table:table>
      <table:table table:name="t5" table:style-name="ta1">
        <table:shapes>
          <draw:frame draw:z-index="0" draw:style-name="gr1" draw:text-style-name="P1" svg:width="6.2988in" svg:height="3.5429in" svg:x="2.2295in" svg:y="0.3114in">
            <draw:object draw:notify-on-update-of-ranges="t5.A1:t5.A26 t5.B1:t5.B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.89" calcext:value-type="float">
            <text:p>1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.78" calcext:value-type="float">
            <text:p>27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.56" calcext:value-type="float">
            <text:p>5.56</text:p>
          </table:table-cell>
          <table:table-cell/>
          <table:table-cell>
            <draw:frame draw:z-index="1" draw:style-name="gr1" draw:text-style-name="P1" svg:width="6.2988in" svg:height="3.5429in" svg:x="0.2142in" svg:y="0.0768in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ormal.A2:normal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C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8:38:51.204694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8:00:43.622949012</meta:creation-date>
    <dc:date>2025-08-11T18:50:41.524266169</dc:date>
    <meta:editing-duration>PT18M36S</meta:editing-duration>
    <meta:editing-cycles>2</meta:editing-cycles>
    <meta:generator>LibreOffice/24.2.7.2$Linux_X86_64 LibreOffice_project/420$Build-2</meta:generator>
    <meta:document-statistic meta:table-count="7" meta:cell-count="366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1.A1:t1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1.A1:t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1.B1:t1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1.A1:t1.A26</svg:desc>
                </draw:g>
              </table:table-cell>
              <table:table-cell office:value-type="float" office:value="5.48">
                <text:p>5.48</text:p>
                <draw:g>
                  <svg:desc>t1.B1:t1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4.11">
                <text:p>4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4.A1:t4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4.A1:t4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4.B1:t4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4.A1:t4.A26</svg:desc>
                </draw:g>
              </table:table-cell>
              <table:table-cell office:value-type="float" office:value="2.78">
                <text:p>2.78</text:p>
                <draw:g>
                  <svg:desc>t4.B1:t4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8.33">
                <text:p>8.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5.A1:t5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5.A1:t5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5.B1:t5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5.A1:t5.A26</svg:desc>
                </draw:g>
              </table:table-cell>
              <table:table-cell office:value-type="float" office:value="0">
                <text:p>0</text:p>
                <draw:g>
                  <svg:desc>t5.B1:t5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78">
                <text:p>2.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42cm" svg:y="0.316cm" chart:style-name="ch2">
          <text:p>normal</text:p>
        </chart:title>
        <chart:plot-area chart:style-name="ch3" table:cell-range-address="normal.A1:normal.B27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normal.A2:normal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al.B2:normal.B27" chart:label-cell-address="normal.B1:normal.B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normal.B1:norm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</text:p>
                <draw:g>
                  <svg:desc>normal.A2:normal.A27</svg:desc>
                </draw:g>
              </table:table-cell>
              <table:table-cell office:value-type="float" office:value="8.12">
                <text:p>8.12</text:p>
                <draw:g>
                  <svg:desc>normal.B2:normal.B27</svg:desc>
                </draw:g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0.A1:t0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0.A1:t0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0.B1:t0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0.A1:t0.A26</svg:desc>
                </draw:g>
              </table:table-cell>
              <table:table-cell office:value-type="float" office:value="4.11">
                <text:p>4.11</text:p>
                <draw:g>
                  <svg:desc>t0.B1:t0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2.A1:t2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2.A1:t2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2.B1:t2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2.A1:t2.A26</svg:desc>
                </draw:g>
              </table:table-cell>
              <table:table-cell office:value-type="float" office:value="0">
                <text:p>0</text:p>
                <draw:g>
                  <svg:desc>t2.B1:t2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78">
                <text:p>2.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3.A1:t3.B26" chart:data-source-has-labels="column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t3.A1:t3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3.B1:t3.B26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3.A1:t3.A26</svg:desc>
                </draw:g>
              </table:table-cell>
              <table:table-cell office:value-type="float" office:value="5.56">
                <text:p>5.56</text:p>
                <draw:g>
                  <svg:desc>t3.B1:t3.B2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7.242cm" svg:y="0.316cm" chart:style-name="ch2">
          <text:p>normal</text:p>
        </chart:title>
        <chart:plot-area chart:style-name="ch3" chart:data-source-has-labels="both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local-table.$A$2:.$A$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7" chart:label-cell-address="local-table.$B$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